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63ec" officeooo:paragraph-rsid="001463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swer 4<text:line-break/>(temporary)<text:line-break/>The executable outputs the number of multiples of 3 less than or equal to the integer entere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22:19:22.530305766</meta:creation-date>
    <dc:date>2017-08-08T22:20:31.725536328</dc:date>
    <meta:editing-duration>PT1M9S</meta:editing-duration>
    <meta:editing-cycles>1</meta:editing-cycles>
    <meta:document-statistic meta:table-count="0" meta:image-count="0" meta:object-count="0" meta:page-count="1" meta:paragraph-count="1" meta:word-count="20" meta:character-count="116" meta:non-whitespace-character-count="96"/>
    <meta:generator>LibreOffice/5.3.1.2$Linux_X86_64 LibreOffice_project/30m0$Build-2</meta:generator>
  </office:meta>
</office:document-meta>
</file>